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language="en" fo:country="US" officeooo:rsid="00191bed" officeooo:paragraph-rsid="001b17ac"/>
    </style:style>
    <style:style style:name="P2" style:family="paragraph" style:parent-style-name="Standard">
      <style:text-properties fo:language="en" fo:country="US" fo:font-weight="bold" officeooo:rsid="001a2792" officeooo:paragraph-rsid="001b17ac" style:font-weight-asian="bold" style:font-weight-complex="bold"/>
    </style:style>
    <style:style style:name="P3" style:family="paragraph" style:parent-style-name="Standard">
      <style:text-properties fo:language="en" fo:country="US" fo:font-weight="bold" officeooo:rsid="00234f40" officeooo:paragraph-rsid="001b17ac" style:font-weight-asian="bold" style:font-weight-complex="bold"/>
    </style:style>
    <style:style style:name="P4" style:family="paragraph" style:parent-style-name="Standard">
      <style:text-properties officeooo:rsid="00234f40" officeooo:paragraph-rsid="00234f40"/>
    </style:style>
    <style:style style:name="P5" style:family="paragraph" style:parent-style-name="Standard">
      <style:text-properties fo:language="en" fo:country="US" fo:font-weight="normal" officeooo:rsid="00301ab2" officeooo:paragraph-rsid="00234f40" style:font-weight-asian="normal" style:font-weight-complex="normal"/>
    </style:style>
    <style:style style:name="P6" style:family="paragraph" style:parent-style-name="Standard">
      <style:text-properties fo:language="en" fo:country="US" fo:font-weight="normal" officeooo:rsid="0032bf30" officeooo:paragraph-rsid="0032bf30" style:font-weight-asian="normal" style:font-weight-complex="normal"/>
    </style:style>
    <style:style style:name="P7" style:family="paragraph" style:parent-style-name="Standard">
      <style:text-properties fo:language="en" fo:country="US" fo:font-weight="bold" officeooo:rsid="003439a5" officeooo:paragraph-rsid="0032bf30" style:font-weight-asian="bold" style:font-weight-complex="bold"/>
    </style:style>
    <style:style style:name="P8" style:family="paragraph" style:parent-style-name="Standard">
      <style:text-properties fo:language="en" fo:country="US" fo:font-weight="normal" officeooo:rsid="003439a5" officeooo:paragraph-rsid="003439a5" style:font-weight-asian="normal" style:font-weight-complex="normal"/>
    </style:style>
    <style:style style:name="P9" style:family="paragraph" style:parent-style-name="Standard">
      <style:text-properties fo:language="en" fo:country="US" fo:font-weight="normal" officeooo:rsid="003439a5" officeooo:paragraph-rsid="005247f2" style:font-weight-asian="normal" style:font-weight-complex="normal"/>
    </style:style>
    <style:style style:name="P10" style:family="paragraph" style:parent-style-name="Standard">
      <style:text-properties fo:language="en" fo:country="US" fo:font-weight="normal" officeooo:rsid="005247f2" officeooo:paragraph-rsid="005247f2" style:font-weight-asian="normal" style:font-weight-complex="normal"/>
    </style:style>
    <style:style style:name="P11" style:family="paragraph" style:parent-style-name="Standard">
      <style:text-properties fo:language="en" fo:country="US" fo:font-weight="bold" officeooo:rsid="003439a5" officeooo:paragraph-rsid="005247f2" style:font-weight-asian="bold" style:font-weight-complex="bold"/>
    </style:style>
    <style:style style:name="P12" style:family="paragraph" style:parent-style-name="Standard">
      <style:text-properties fo:language="en" fo:country="US" fo:font-weight="bold" officeooo:rsid="005384f8" officeooo:paragraph-rsid="005384f8" style:font-weight-asian="bold" style:font-weight-complex="bold"/>
    </style:style>
    <style:style style:name="P13" style:family="paragraph" style:parent-style-name="Standard">
      <style:text-properties fo:language="en" fo:country="US" fo:font-weight="bold" officeooo:rsid="003439a5" officeooo:paragraph-rsid="003439a5" style:font-weight-asian="bold" style:font-weight-complex="bold"/>
    </style:style>
    <style:style style:name="P14" style:family="paragraph" style:parent-style-name="Standard">
      <style:paragraph-properties fo:text-align="start" style:justify-single-word="false"/>
      <style:text-properties fo:language="en" fo:country="US" fo:font-weight="bold" officeooo:rsid="003439a5" officeooo:paragraph-rsid="003439a5" style:font-weight-asian="bold" style:font-weight-complex="bold"/>
    </style:style>
    <style:style style:name="P15" style:family="paragraph" style:parent-style-name="Standard">
      <style:text-properties fo:language="en" fo:country="US" fo:font-weight="bold" officeooo:rsid="003439a5" officeooo:paragraph-rsid="0055394f" style:font-weight-asian="bold" style:font-weight-complex="bold"/>
    </style:style>
    <style:style style:name="P16" style:family="paragraph" style:parent-style-name="Standard">
      <style:text-properties fo:language="en" fo:country="US" fo:font-weight="normal" officeooo:rsid="003439a5" officeooo:paragraph-rsid="0055394f" style:font-weight-asian="normal" style:font-weight-complex="normal"/>
    </style:style>
    <style:style style:name="P17" style:family="paragraph" style:parent-style-name="Standard">
      <style:text-properties fo:language="en" fo:country="US" fo:font-weight="normal" officeooo:rsid="00500c65" officeooo:paragraph-rsid="0035ef5c" style:font-weight-asian="normal" style:font-weight-complex="normal"/>
    </style:style>
    <style:style style:name="T1" style:family="text">
      <style:text-properties officeooo:rsid="001a2792"/>
    </style:style>
    <style:style style:name="T2" style:family="text">
      <style:text-properties officeooo:rsid="001b17ac"/>
    </style:style>
    <style:style style:name="T3" style:family="text">
      <style:text-properties fo:language="en" fo:country="US" fo:font-weight="normal" style:font-weight-asian="normal" style:font-weight-complex="normal"/>
    </style:style>
    <style:style style:name="T4" style:family="text">
      <style:text-properties fo:language="en" fo:country="US" fo:font-weight="normal" officeooo:rsid="00274363" style:font-weight-asian="normal" style:font-weight-complex="normal"/>
    </style:style>
    <style:style style:name="T5" style:family="text">
      <style:text-properties fo:language="en" fo:country="US" fo:font-weight="normal" officeooo:rsid="002381e3" style:font-weight-asian="normal" style:font-weight-complex="normal"/>
    </style:style>
    <style:style style:name="T6" style:family="text">
      <style:text-properties fo:language="en" fo:country="US" fo:font-weight="normal" officeooo:rsid="00291697" style:font-weight-asian="normal" style:font-weight-complex="normal"/>
    </style:style>
    <style:style style:name="T7" style:family="text">
      <style:text-properties fo:language="en" fo:country="US" fo:font-weight="normal" officeooo:rsid="002ac64c" style:font-weight-asian="normal" style:font-weight-complex="normal"/>
    </style:style>
    <style:style style:name="T8" style:family="text">
      <style:text-properties fo:language="en" fo:country="US" fo:font-weight="normal" officeooo:rsid="002d9430" style:font-weight-asian="normal" style:font-weight-complex="normal"/>
    </style:style>
    <style:style style:name="T9" style:family="text">
      <style:text-properties fo:language="en" fo:country="US" fo:font-weight="bold" officeooo:rsid="002d9430" style:font-weight-asian="bold" style:font-weight-complex="bold"/>
    </style:style>
    <style:style style:name="T10" style:family="text">
      <style:text-properties fo:language="en" fo:country="US" fo:font-weight="normal" officeooo:rsid="00301ab2" style:font-weight-asian="normal" style:font-weight-complex="normal"/>
    </style:style>
    <style:style style:name="T11"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Με το advanced search της ENA κατεβάζουμε όλα τα δεδομένα που μπορούμε να ανακτήσουμε μέσω της ιστοσελίδας για τα sample του γένους fagus σε μορφή .json, και έπειτα γράφουμε ένα σκριπτάκι που θα μετατρέπει τα στοιχεία json σε .csv. <text:span text:style-name="T1">Για την ακρίβεια, φτιάχνουμε δύο σκριπτάκια. Ένα αρκετά απλό που μετατρέπει ενα αρχείο results_sample_json.txt σε <text:s/>results_sample_json.csv και ένα περισσότερο περίπλοκο που λειτουργεί </text:span><text:span text:style-name="T2">με τη μορφή:</text:span></text:p>
      <text:p text:style-name="P1"/>
      <text:p text:style-name="P2">python json.to.csv.for.every.json.py results_sample_json.txt <text:s/>results_sample_json.csv</text:p>
      <text:p text:style-name="P3"/>
      <text:p text:style-name="P4"><text:span text:style-name="T3"><text:tab/>Αρχικά πάμε στη ιστοσελίδα της ΕΝΑ: </text:span><text:a xlink:type="simple" xlink:href="https://www.ebi.ac.uk/ena/browser/home" text:style-name="Internet_20_link" text:visited-style-name="Visited_20_Internet_20_Link"><text:span text:style-name="T3">https://www.ebi.ac.uk/ena/browser/home</text:span></text:a><text:a xlink:type="simple" xlink:href="https://www.ebi.ac.uk/ena/browser/home.Πατάμε" text:style-name="Internet_20_link" text:visited-style-name="Visited_20_Internet_20_Link"><text:span text:style-name="T3">.</text:span></text:a><text:span text:style-name="T3"> Επιλέγουμε search <text:s/>και μετά advanced search. Για </text:span><text:span text:style-name="T4">D</text:span><text:span text:style-name="T3">ata type </text:span><text:span text:style-name="T5">επιλέγουμε samples, για query επιλέγουμε Taxonomy and related, </text:span><text:span text:style-name="T4">στην συνέχεια NCBI Taxonomy και συμπληρώνουμε Fagus και </text:span><text:span text:style-name="T6">I</text:span><text:span text:style-name="T4">nclude subordinate taxa. </text:span><text:span text:style-name="T7">Για βήμα 3 Inclusion/Exclusion </text:span><text:span text:style-name="T8">δεν συμπληρώνουμε κάτι και για βήμα 4 Fields επιλέγουμε</text:span><text:span text:style-name="T9"> όλα τα πεδία.</text:span><text:span text:style-name="T8"> Δεν συμπληρώνουμε όριο. </text:span><text:span text:style-name="T10">Στην συνέχεια κατεβάζουμε τα αποτελέσματα σε μορφή .json.</text:span></text:p>
      <text:p text:style-name="P5"/>
      <text:p text:style-name="P6">Το πρώτο script, μετατρέπει αρχεία εν ονόματι results_sample_json.txt σε <text:s/>results_sample_json.csv.</text:p>
      <text:p text:style-name="P7"/>
      <text:p text:style-name="P8"/>
      <text:p text:style-name="P8">import json</text:p>
      <text:p text:style-name="P8">import csv</text:p>
      <text:p text:style-name="P8"/>
      <text:p text:style-name="P8">json_file = "results_sample_json.txt"</text:p>
      <text:p text:style-name="P8">csv_file <text:s/>= "results_sample.csv"</text:p>
      <text:p text:style-name="P8"/>
      <text:p text:style-name="P8">with open("json_file", "r", encoding="utf-8") as file:</text:p>
      <text:p text:style-name="P8">data = json.load(file)</text:p>
      <text:p text:style-name="P8"/>
      <text:p text:style-name="P8">with open("csv_file", "w", encoding="utf-8", newline="") as file:</text:p>
      <text:p text:style-name="P8"/>
      <text:p text:style-name="P9">if not data: </text:p>
      <text:p text:style-name="P9">print("Το JSON αρχείο είναι κενό. Διακοπή μετατροπής.")</text:p>
      <text:p text:style-name="P9">sys.exit(1)</text:p>
      <text:p text:style-name="P8"/>
      <text:p text:style-name="P8">fieldnames = data[0].keys()</text:p>
      <text:p text:style-name="P8"/>
      <text:p text:style-name="P8">writer = csv.DictWriter(file, fieldnames=fieldnames)</text:p>
      <text:p text:style-name="P8"/>
      <text:p text:style-name="P8">writer.writeheader()</text:p>
      <text:p text:style-name="P8"><text:s text:c="2"/></text:p>
      <text:p text:style-name="P9">for row in data:</text:p>
      <text:p text:style-name="P9">writer.writerow(row)</text:p>
      <text:p text:style-name="P10"/>
      <text:p text:style-name="P11">print("Η μετατροπή του '{json_file}' ολοκληρώθηκε! Το αρχείο '{csv_file}' είναι έτοιμο.")</text:p>
      <text:p text:style-name="P11"/>
      <text:p text:style-name="P11"/>
      <text:p text:style-name="P12">Αναλυτικότερα, το script:</text:p>
      <text:p text:style-name="P12"/>
      <text:p text:style-name="P8">Βήμα 1: Εισαγωγή βιβλιοθηκών json και csv.</text:p>
      <text:p text:style-name="P8"><text:soft-page-break/>Η βιβλιοθήκη json χρησιμοποιείται για την επεξεργασία json αρχείων και η βιβλιοθήκη csv χρησιμοποιείται για την εγγραφή δεδομένων σε csv. <text:s/></text:p>
      <text:p text:style-name="P13">import json</text:p>
      <text:p text:style-name="P13">import csv</text:p>
      <text:p text:style-name="P8"/>
      <text:p text:style-name="P8">Βήμα 2: Ορίζουμε μεταβλητές για τα αρχεία json και csv ώστε να είναι το script περισσότερο ευανάγνωστο:</text:p>
      <text:p text:style-name="P13">json_file = "results_sample_json.txt"</text:p>
      <text:p text:style-name="P13">csv_file <text:s/>= "results_sample.csv"</text:p>
      <text:p text:style-name="P13"/>
      <text:p text:style-name="P9">Βήμα 3: <text:s/>Άνοιγμα και ανάγνωση json αρχείου.</text:p>
      <text:p text:style-name="P9">Ανοίγουμε το αρχείο results_sample_json.txt, σε λειτουργία ανάγνωσης “r” και για ειδικούς χαρακτήρες utf-8.</text:p>
      <text:p text:style-name="P8">Ορίζοντας τώρα το file, ως json.load(file), το μετατρέπουμε σε python αντικείμενο, μιά λίστα την οποία και στην συνέχεια την ορίζομουμε ως data.</text:p>
      <text:p text:style-name="P11">with open("json_file", "r", encoding="utf-8") as file:</text:p>
      <text:p text:style-name="P11">data = json.load(file)</text:p>
      <text:p text:style-name="P8"/>
      <text:p text:style-name="P8">Bήμα 4: Άνοιγμα και write για το αρχείο csv.</text:p>
      <text:p text:style-name="P8">Θα δημιουργήσει αρχείο <text:s/>results_sample_json.csv, σε λειτουργία εγγραφής “w”, που δέχεται ειδικούς <text:s/>χαρακτήρες encoding="utf-8". To newline="" αποτρέπει την εισαγωγή κενών γραμμών.</text:p>
      <text:p text:style-name="P14">with open("csv_file", "w", encoding="utf-8", newline="") as file:</text:p>
      <text:p text:style-name="P8"/>
      <text:p text:style-name="P9">Βήμα 5: έλεγχος αν το αρχείο json περιέχει δεδομένα. Το βήμα αυτό δεν είναι απαραίτητο, το χρησιμοποιύμε αν θέλουμε να αποτρέψουμε την δημιουργία κενών αρχείων csv, από λήψεις κενών json αρχείων. Σε περίπτωση που το Json είναι άδειο (if not data:) τότε θα σταματήσει το script sys.exit(1), αφού θα εκτυπώσει το μύνημα με print.</text:p>
      <text:p text:style-name="P11">if not data: </text:p>
      <text:p text:style-name="P13">print("Το JSON αρχείο είναι κενό. Διακοπή μετατροπής.")</text:p>
      <text:p text:style-name="P13">sys.exit(1)</text:p>
      <text:p text:style-name="P13"/>
      <text:p text:style-name="P13">Βήμα 5: Προετοιμασία του αρχείου csv</text:p>
      <text:p text:style-name="P9"/>
      <text:p text:style-name="P9"><text:span text:style-name="T11">5.1:</text:span> Η μέθοδος .keys() επιστρέφει όλα τα κλειδιά (keys) από το dictionary. Δηλαδή για την περίπτωσή μας επιστρέφει "sample_accession", "country", "location" και συγκεκριμένα παίρνει από το πρώτο dictionary της λίστας data[0].keys(). Η νέα λίστα που δημιουργείται ορίζεται ως fieldnames. <text:span text:style-name="T11">fieldnames = data[0].keys()</text:span></text:p>
      <text:p text:style-name="P11"/>
      <text:p text:style-name="P9"><text:span text:style-name="T11">5.2:</text:span> Δημιουργούμε έναν writer για το csv. Με το csv.DictWriter εγγράφουμε τα δεδομένα στο csv. Μας ενδιαφέρει πρώτα να ενσωματώσουμε τα περιεχόμενα της data[0].keys(), τα οποία και είναι δλδ τα "sample_accession", "country", "location" κλπ. Με το file εξηγούμε ποιο είναι το csv που αναφερόμαστε που θα χρησιμοποιήσει writer. Ο πρότος όρος fieldnames αναφέρετε στα δεδομένα ("sample_accession", "country", "location") και το fieldnames=fieldnames εξηγεί στο writer οτι πρέπει να τα γράψει στο csv όπως έχουν.</text:p>
      <text:p text:style-name="P11">writer = csv.DictWriter(file, fieldnames=fieldnames)</text:p>
      <text:p text:style-name="P9"><text:s text:c="4"/></text:p>
      <text:p text:style-name="P9"><text:span text:style-name="T11">5.3:</text:span> με το writerheader εξηγούμε οτι τα παραπάνω είναι η πρώτη γραμμή του csv.</text:p>
      <text:p text:style-name="P11"><text:soft-page-break/>writer.writeheader()</text:p>
      <text:p text:style-name="P15"/>
      <text:p text:style-name="P16"><text:span text:style-name="T11">5.4:</text:span> Συμπλήρωση από της επόμενης (2ης) μέχρι και της τελευταίας στήλης του csv. Το row αναφέρεται σε κάθε dictionary της λίστας ένα ένα ένα με τη σειρά, συγκεκριμένα της λίστας data. Η writerow δεν πειράζει την πρώτη γραμμή γιατί πριν χρησιμοποιήσαμε τη writeheader και αξιοποιεί την write οπως την ορίσαμε παραπάνω. Γράφει κάθε στήλη του csv με τη σειρά, αξιοποιώντας τα dictionary που της παρουσιάζει η row.</text:p>
      <text:p text:style-name="P16"/>
      <text:p text:style-name="P15">for row in data:</text:p>
      <text:p text:style-name="P15">writer.writerow(row)</text:p>
      <text:p text:style-name="P8"/>
      <text:p text:style-name="P8">Βήμα 6: Ανακοίνωση ολοκλήρωσης της διεργασίας.</text:p>
      <text:p text:style-name="P13">print("Η μετατροπή του '{json_file}' ολοκληρώθηκε! Το αρχείο '{csv_file}' είναι έτοιμο.")</text:p>
      <text:p text:style-name="P1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style:font-size-complex="12pt" style:language-complex="zxx" style:country-complex="none"/>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style:font-size-complex="12pt" style:language-complex="zxx" style:country-complex="none"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style:font-family-complex="'Noto Sans'" style:font-family-generic-complex="swiss"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3-01T10:20:47.304947578</meta:creation-date>
    <dc:date>2025-03-03T16:36:02.572871649</dc:date>
    <meta:editing-duration>P1DT19H30M40S</meta:editing-duration>
    <meta:editing-cycles>47</meta:editing-cycles>
    <meta:generator>LibreOffice/25.2.1.2$Linux_X86_64 LibreOffice_project/d3abf4aee5fd705e4a92bba33a32f40bc4e56f49</meta:generator>
    <meta:document-statistic meta:table-count="0" meta:image-count="0" meta:object-count="0" meta:page-count="3" meta:paragraph-count="53" meta:word-count="637" meta:character-count="4666" meta:non-whitespace-character-count="4059"/>
  </office:meta>
</office:document-meta>
</file>